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7BC000015516C5F06A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3cm" draw:marker-start-width="0.245cm" draw:marker-end="Arrowhead_20_3" draw:marker-end-width="0.345cm" draw:fill="none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objectwithoutfill">
      <style:graphic-properties svg:stroke-width="0.08cm" draw:marker-start-width="0.32cm" draw:marker-end="Arrowhead_20_3" draw:marker-end-width="0.42cm" draw:fill="none" draw:textarea-vertical-align="middle" fo:padding-top="0.04cm" fo:padding-bottom="0.04cm" fo:padding-left="0.04cm" fo:padding-right="0.04cm"/>
    </style:style>
    <style:style style:name="gr6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Arrowhead_20_4" draw:marker-end-width="0.2cm" draw:fill="none" draw:textarea-vertical-align="middle"/>
    </style:style>
    <style:style style:name="gr13" style:family="graphic" style:parent-style-name="standard">
      <style:graphic-properties svg:stroke-color="#000000" draw:marker-end="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marker-end="Arrowhead_20_4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font-name="Arial"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style:font-name="Liberation Mono" fo:font-size="9pt" style:font-size-asian="9pt" style:font-size-complex="9pt"/>
    </style:style>
    <style:style style:name="P5" style:family="paragraph">
      <style:text-properties style:font-name="Liberation Mono" fo:font-size="10pt" style:font-size-asian="10pt" style:font-size-complex="10pt"/>
    </style:style>
    <style:style style:name="P6" style:family="paragraph">
      <style:paragraph-properties fo:text-align="center"/>
      <style:text-properties style:font-name="Arial"/>
    </style:style>
    <style:style style:name="P7" style:family="paragraph">
      <style:paragraph-properties fo:text-align="center"/>
      <style:text-properties style:font-name="Arial" fo:font-size="10pt" style:font-size-asian="10pt" style:font-size-complex="10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Mono" fo:font-size="9pt" style:font-size-asian="9pt" style:font-size-complex="9pt"/>
    </style:style>
    <style:style style:name="T3" style:family="text">
      <style:text-properties style:font-name="Liberation Mono" fo:font-size="10pt" style:font-size-asian="10pt" style:font-size-complex="10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style-name="gr1" draw:text-style-name="P1" draw:layer="layout" svg:width="6cm" svg:height="7.1cm" svg:x="10.711cm" svg:y="4.4cm">
          <text:p text:style-name="P1">uDLX</text:p>
          <text:p text:style-name="P1">Core</text:p>
        </draw:rect>
        <draw:line draw:style-name="gr2" draw:text-style-name="P2" draw:layer="layout" svg:x1="8.711cm" svg:y1="5.4cm" svg:x2="10.711cm" svg:y2="5.4cm">
          <text:p/>
        </draw:line>
        <draw:frame draw:style-name="gr3" draw:text-style-name="P3" draw:layer="layout" svg:width="1.637cm" svg:height="0.806cm" svg:x="7.211cm" svg:y="4.964cm">
          <draw:text-box>
            <text:p><text:span text:style-name="T1">clock</text:span></text:p>
          </draw:text-box>
        </draw:frame>
        <draw:line draw:style-name="gr2" draw:text-style-name="P2" draw:layer="layout" svg:x1="8.711cm" svg:y1="6.4cm" svg:x2="10.711cm" svg:y2="6.4cm">
          <text:p/>
        </draw:line>
        <draw:frame draw:style-name="gr4" draw:text-style-name="P3" draw:layer="layout" svg:width="1.8cm" svg:height="0.806cm" svg:x="7.211cm" svg:y="5.964cm">
          <draw:text-box>
            <text:p><text:span text:style-name="T1">reset</text:span></text:p>
          </draw:text-box>
        </draw:frame>
        <draw:line draw:style-name="gr5" draw:text-style-name="P2" draw:layer="layout" svg:x1="8.711cm" svg:y1="7.4cm" svg:x2="10.711cm" svg:y2="7.4cm">
          <text:p/>
        </draw:line>
        <draw:frame draw:style-name="gr4" draw:text-style-name="P3" draw:layer="layout" svg:width="3.811cm" svg:height="0.806cm" svg:x="5.3cm" svg:y="6.964cm">
          <draw:text-box>
            <text:p><text:span text:style-name="T1">sram_data_io</text:span></text:p>
          </draw:text-box>
        </draw:frame>
        <draw:line draw:style-name="gr5" draw:text-style-name="P2" draw:layer="layout" svg:x1="18.719cm" svg:y1="5.4cm" svg:x2="16.719cm" svg:y2="5.4cm">
          <text:p/>
        </draw:line>
        <draw:frame draw:style-name="gr3" draw:text-style-name="P3" draw:layer="layout" svg:width="2.868cm" svg:height="0.806cm" svg:x="18.62cm" svg:y="4.964cm">
          <draw:text-box>
            <text:p><text:span text:style-name="T1">sram_addr</text:span></text:p>
          </draw:text-box>
        </draw:frame>
        <draw:line draw:style-name="gr2" draw:text-style-name="P2" draw:layer="layout" svg:x1="18.719cm" svg:y1="7.4cm" svg:x2="16.719cm" svg:y2="7.4cm">
          <text:p/>
        </draw:line>
        <draw:frame draw:style-name="gr3" draw:text-style-name="P3" draw:layer="layout" svg:width="2.979cm" svg:height="0.806cm" svg:x="18.62cm" svg:y="6.964cm">
          <draw:text-box>
            <text:p><text:span text:style-name="T1">sram_oe_n</text:span></text:p>
          </draw:text-box>
        </draw:frame>
        <draw:line draw:style-name="gr5" draw:text-style-name="P2" draw:layer="layout" svg:x1="18.719cm" svg:y1="8.4cm" svg:x2="16.719cm" svg:y2="8.4cm">
          <text:p/>
        </draw:line>
        <draw:frame draw:style-name="gr3" draw:text-style-name="P3" draw:layer="layout" svg:width="3.144cm" svg:height="0.806cm" svg:x="18.62cm" svg:y="7.964cm">
          <draw:text-box>
            <text:p><text:span text:style-name="T1">sdram_addr</text:span></text:p>
          </draw:text-box>
        </draw:frame>
        <draw:line draw:style-name="gr5" draw:text-style-name="P2" draw:layer="layout" svg:x1="8.711cm" svg:y1="8.4cm" svg:x2="10.711cm" svg:y2="8.4cm">
          <text:p/>
        </draw:line>
        <draw:frame draw:style-name="gr4" draw:text-style-name="P3" draw:layer="layout" svg:width="4.4cm" svg:height="0.806cm" svg:x="5.06cm" svg:y="7.964cm">
          <draw:text-box>
            <text:p><text:span text:style-name="T1">sdram_data_io</text:span></text:p>
          </draw:text-box>
        </draw:frame>
        <draw:line draw:style-name="gr2" draw:text-style-name="P2" draw:layer="layout" svg:x1="18.719cm" svg:y1="6.4cm" svg:x2="16.719cm" svg:y2="6.4cm">
          <text:p/>
        </draw:line>
        <draw:frame draw:style-name="gr3" draw:text-style-name="P3" draw:layer="layout" svg:width="3.063cm" svg:height="0.806cm" svg:x="18.62cm" svg:y="5.964cm">
          <draw:text-box>
            <text:p><text:span text:style-name="T1">sram_we_n</text:span></text:p>
          </draw:text-box>
        </draw:frame>
        <draw:line draw:style-name="gr2" draw:text-style-name="P2" draw:layer="layout" svg:x1="18.719cm" svg:y1="10.4cm" svg:x2="16.719cm" svg:y2="10.4cm">
          <text:p/>
        </draw:line>
        <draw:frame draw:style-name="gr3" draw:text-style-name="P3" draw:layer="layout" svg:width="3.254cm" svg:height="0.806cm" svg:x="18.62cm" svg:y="9.964cm">
          <draw:text-box>
            <text:p><text:span text:style-name="T1">sdram_oe_n</text:span></text:p>
          </draw:text-box>
        </draw:frame>
        <draw:line draw:style-name="gr2" draw:text-style-name="P2" draw:layer="layout" svg:x1="18.719cm" svg:y1="9.4cm" svg:x2="16.719cm" svg:y2="9.4cm">
          <text:p/>
        </draw:line>
        <draw:frame draw:style-name="gr3" draw:text-style-name="P3" draw:layer="layout" svg:width="3.338cm" svg:height="0.806cm" svg:x="18.62cm" svg:y="8.964cm">
          <draw:text-box>
            <text:p><text:span text:style-name="T1">sdram_we_n</text:span></text:p>
          </draw:text-box>
        </draw:frame>
      </draw:page>
      <draw:page draw:name="page2" draw:style-name="dp1" draw:master-page-name="Padrão">
        <draw:custom-shape draw:style-name="gr6" draw:text-style-name="P1" draw:layer="layout" svg:width="16cm" svg:height="1cm" svg:x="7cm" svg:y="4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cm" svg:y1="5cm" svg:x2="8cm" svg:y2="4cm">
          <text:p/>
        </draw:line>
        <draw:line draw:style-name="gr7" draw:text-style-name="P1" draw:layer="layout" svg:x1="9.5cm" svg:y1="5cm" svg:x2="9.5cm" svg:y2="4cm">
          <text:p/>
        </draw:line>
        <draw:frame draw:style-name="gr3" draw:text-style-name="P4" draw:layer="layout" svg:width="1.455cm" svg:height="0.611cm" svg:x="6.812cm" svg:y="3.5cm">
          <draw:text-box>
            <text:p text:style-name="P4"><text:span text:style-name="T2">31 30</text:span></text:p>
          </draw:text-box>
        </draw:frame>
        <draw:frame draw:style-name="gr8" draw:text-style-name="P5" draw:layer="layout" svg:width="1.137cm" svg:height="0.649cm" svg:x="6.912cm" svg:y="4.201cm">
          <draw:text-box>
            <text:p text:style-name="P5"><text:span text:style-name="T3">1 0</text:span></text:p>
          </draw:text-box>
        </draw:frame>
        <draw:frame draw:style-name="gr8" draw:text-style-name="P5" draw:layer="layout" svg:width="0.925cm" svg:height="0.649cm" svg:x="8.313cm" svg:y="4.202cm">
          <draw:text-box>
            <text:p text:style-name="P5"><text:span text:style-name="T3">OP</text:span></text:p>
          </draw:text-box>
        </draw:frame>
        <draw:frame draw:style-name="gr3" draw:text-style-name="P4" draw:layer="layout" svg:width="1.836cm" svg:height="0.611cm" svg:x="7.812cm" svg:y="3.501cm">
          <draw:text-box>
            <text:p text:style-name="P4"><text:span text:style-name="T2">29 <text:s text:c="2"/>27</text:span></text:p>
          </draw:text-box>
        </draw:frame>
        <draw:line draw:style-name="gr7" draw:text-style-name="P1" draw:layer="layout" svg:x1="11.5cm" svg:y1="5cm" svg:x2="11.5cm" svg:y2="4cm">
          <text:p/>
        </draw:line>
        <draw:line draw:style-name="gr7" draw:text-style-name="P1" draw:layer="layout" svg:x1="13.5cm" svg:y1="5cm" svg:x2="13.5cm" svg:y2="4cm">
          <text:p/>
        </draw:line>
        <draw:frame draw:style-name="gr8" draw:text-style-name="P5" draw:layer="layout" svg:width="0.925cm" svg:height="0.649cm" svg:x="10.014cm" svg:y="4.203cm">
          <draw:text-box>
            <text:p text:style-name="P5"><text:span text:style-name="T3">RD</text:span></text:p>
          </draw:text-box>
        </draw:frame>
        <draw:frame draw:style-name="gr8" draw:text-style-name="P5" draw:layer="layout" svg:width="0.925cm" svg:height="0.649cm" svg:x="12.015cm" svg:y="4.204cm">
          <draw:text-box>
            <text:p text:style-name="P5"><text:span text:style-name="T3">RF</text:span></text:p>
          </draw:text-box>
        </draw:frame>
        <draw:frame draw:style-name="gr3" draw:text-style-name="P4" draw:layer="layout" svg:width="2.407cm" svg:height="0.611cm" svg:x="9.312cm" svg:y="3.502cm">
          <draw:text-box>
            <text:p text:style-name="P4"><text:span text:style-name="T2">26 <text:s text:c="5"/>23</text:span></text:p>
          </draw:text-box>
        </draw:frame>
        <draw:frame draw:style-name="gr3" draw:text-style-name="P4" draw:layer="layout" svg:width="2.407cm" svg:height="0.611cm" svg:x="11.313cm" svg:y="3.503cm">
          <draw:text-box>
            <text:p text:style-name="P4"><text:span text:style-name="T2">22 <text:s text:c="5"/>19</text:span></text:p>
          </draw:text-box>
        </draw:frame>
        <draw:frame draw:style-name="gr8" draw:text-style-name="P5" draw:layer="layout" svg:width="1.772cm" svg:height="0.649cm" svg:x="17.316cm" svg:y="4.205cm">
          <draw:text-box>
            <text:p text:style-name="P5"><text:span text:style-name="T3">unused</text:span></text:p>
          </draw:text-box>
        </draw:frame>
        <draw:frame draw:style-name="gr3" draw:text-style-name="P4" draw:layer="layout" svg:width="9.837cm" svg:height="0.611cm" svg:x="13.314cm" svg:y="3.504cm">
          <draw:text-box>
            <text:p text:style-name="P4"><text:span text:style-name="T2">18 <text:s text:c="45"/>0</text:span></text:p>
          </draw:text-box>
        </draw:frame>
        <draw:custom-shape draw:style-name="gr6" draw:text-style-name="P1" draw:layer="layout" svg:width="16cm" svg:height="1cm" svg:x="7.001cm" svg:y="8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001cm" svg:y1="9cm" svg:x2="8.001cm" svg:y2="8cm">
          <text:p/>
        </draw:line>
        <draw:line draw:style-name="gr7" draw:text-style-name="P1" draw:layer="layout" svg:x1="10.001cm" svg:y1="9cm" svg:x2="10.001cm" svg:y2="8cm">
          <text:p/>
        </draw:line>
        <draw:frame draw:style-name="gr3" draw:text-style-name="P4" draw:layer="layout" svg:width="1.455cm" svg:height="0.611cm" svg:x="6.813cm" svg:y="7.5cm">
          <draw:text-box>
            <text:p text:style-name="P4"><text:span text:style-name="T2">31 30</text:span></text:p>
          </draw:text-box>
        </draw:frame>
        <draw:frame draw:style-name="gr8" draw:text-style-name="P5" draw:layer="layout" svg:width="1.137cm" svg:height="0.649cm" svg:x="6.913cm" svg:y="8.201cm">
          <draw:text-box>
            <text:p text:style-name="P5"><text:span text:style-name="T3">0 1</text:span></text:p>
          </draw:text-box>
        </draw:frame>
        <draw:frame draw:style-name="gr8" draw:text-style-name="P5" draw:layer="layout" svg:width="0.925cm" svg:height="0.649cm" svg:x="8.514cm" svg:y="8.202cm">
          <draw:text-box>
            <text:p text:style-name="P5"><text:span text:style-name="T3">RD</text:span></text:p>
          </draw:text-box>
        </draw:frame>
        <draw:frame draw:style-name="gr3" draw:text-style-name="P4" draw:layer="layout" svg:width="0.883cm" svg:height="0.611cm" svg:x="7.813cm" svg:y="7.501cm">
          <draw:text-box>
            <text:p text:style-name="P4"><text:span text:style-name="T2">29</text:span></text:p>
          </draw:text-box>
        </draw:frame>
        <draw:frame draw:style-name="gr8" draw:text-style-name="P5" draw:layer="layout" svg:width="3.889cm" svg:height="0.649cm" svg:x="11.515cm" svg:y="8.203cm">
          <draw:text-box>
            <text:p text:style-name="P5"><text:span text:style-name="T3">16-bit Immediate</text:span></text:p>
          </draw:text-box>
        </draw:frame>
        <draw:frame draw:style-name="gr3" draw:text-style-name="P4" draw:layer="layout" svg:width="8.884cm" svg:height="0.611cm" svg:x="9.313cm" svg:y="7.502cm">
          <draw:text-box>
            <text:p text:style-name="P4"><text:span text:style-name="T2">26 25 <text:s text:c="36"/>10</text:span></text:p>
          </draw:text-box>
        </draw:frame>
        <draw:frame draw:style-name="gr3" draw:text-style-name="P4" draw:layer="layout" svg:width="5.455cm" svg:height="0.611cm" svg:x="17.815cm" svg:y="7.504cm">
          <draw:text-box>
            <text:p text:style-name="P4"><text:span text:style-name="T2">9 <text:s text:c="23"/>0</text:span></text:p>
          </draw:text-box>
        </draw:frame>
        <draw:line draw:style-name="gr7" draw:text-style-name="P1" draw:layer="layout" svg:x1="18.001cm" svg:y1="9cm" svg:x2="18.001cm" svg:y2="8cm">
          <text:p/>
        </draw:line>
        <draw:frame draw:style-name="gr8" draw:text-style-name="P5" draw:layer="layout" svg:width="1.772cm" svg:height="0.649cm" svg:x="19.616cm" svg:y="8.206cm">
          <draw:text-box>
            <text:p text:style-name="P5"><text:span text:style-name="T3">unused</text:span></text:p>
          </draw:text-box>
        </draw:frame>
        <draw:custom-shape draw:style-name="gr6" draw:text-style-name="P1" draw:layer="layout" svg:width="16cm" svg:height="1cm" svg:x="7.002cm" svg:y="10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002cm" svg:y1="11cm" svg:x2="8.002cm" svg:y2="10cm">
          <text:p/>
        </draw:line>
        <draw:line draw:style-name="gr7" draw:text-style-name="P1" draw:layer="layout" svg:x1="10.002cm" svg:y1="11cm" svg:x2="10.002cm" svg:y2="10cm">
          <text:p/>
        </draw:line>
        <draw:frame draw:style-name="gr3" draw:text-style-name="P4" draw:layer="layout" svg:width="1.455cm" svg:height="0.611cm" svg:x="6.814cm" svg:y="9.5cm">
          <draw:text-box>
            <text:p text:style-name="P4"><text:span text:style-name="T2">31 30</text:span></text:p>
          </draw:text-box>
        </draw:frame>
        <draw:frame draw:style-name="gr8" draw:text-style-name="P5" draw:layer="layout" svg:width="1.137cm" svg:height="0.649cm" svg:x="6.914cm" svg:y="10.201cm">
          <draw:text-box>
            <text:p text:style-name="P5"><text:span text:style-name="T3">1 1</text:span></text:p>
          </draw:text-box>
        </draw:frame>
        <draw:frame draw:style-name="gr8" draw:text-style-name="P5" draw:layer="layout" svg:width="0.925cm" svg:height="0.649cm" svg:x="8.515cm" svg:y="10.202cm">
          <draw:text-box>
            <text:p text:style-name="P5"><text:span text:style-name="T3">RD</text:span></text:p>
          </draw:text-box>
        </draw:frame>
        <draw:frame draw:style-name="gr3" draw:text-style-name="P4" draw:layer="layout" svg:width="0.883cm" svg:height="0.611cm" svg:x="7.814cm" svg:y="9.501cm">
          <draw:text-box>
            <text:p text:style-name="P4"><text:span text:style-name="T2">29</text:span></text:p>
          </draw:text-box>
        </draw:frame>
        <draw:frame draw:style-name="gr8" draw:text-style-name="P5" draw:layer="layout" svg:width="3.889cm" svg:height="0.649cm" svg:x="14.216cm" svg:y="10.203cm">
          <draw:text-box>
            <text:p text:style-name="P5"><text:span text:style-name="T3">16-bit Immediate</text:span></text:p>
          </draw:text-box>
        </draw:frame>
        <draw:frame draw:style-name="gr3" draw:text-style-name="P4" draw:layer="layout" svg:width="11.361cm" svg:height="0.611cm" svg:x="9.314cm" svg:y="9.502cm">
          <draw:text-box>
            <text:p text:style-name="P4"><text:span text:style-name="T2">26 25 <text:s text:c="4"/>22 21 <text:s text:c="40"/>6</text:span></text:p>
          </draw:text-box>
        </draw:frame>
        <draw:frame draw:style-name="gr3" draw:text-style-name="P4" draw:layer="layout" svg:width="2.788cm" svg:height="0.611cm" svg:x="20.416cm" svg:y="9.504cm">
          <draw:text-box>
            <text:p text:style-name="P4"><text:span text:style-name="T2">5 <text:s text:c="9"/>0</text:span></text:p>
          </draw:text-box>
        </draw:frame>
        <draw:line draw:style-name="gr7" draw:text-style-name="P1" draw:layer="layout" svg:x1="20.502cm" svg:y1="11cm" svg:x2="20.502cm" svg:y2="10cm">
          <text:p/>
        </draw:line>
        <draw:frame draw:style-name="gr8" draw:text-style-name="P5" draw:layer="layout" svg:width="1.772cm" svg:height="0.649cm" svg:x="20.917cm" svg:y="10.206cm">
          <draw:text-box>
            <text:p text:style-name="P5"><text:span text:style-name="T3">unused</text:span></text:p>
          </draw:text-box>
        </draw:frame>
        <draw:line draw:style-name="gr7" draw:text-style-name="P1" draw:layer="layout" svg:x1="12.002cm" svg:y1="11cm" svg:x2="12.002cm" svg:y2="10cm">
          <text:p/>
        </draw:line>
        <draw:frame draw:style-name="gr8" draw:text-style-name="P5" draw:layer="layout" svg:width="0.925cm" svg:height="0.649cm" svg:x="10.516cm" svg:y="10.203cm">
          <draw:text-box>
            <text:p text:style-name="P5"><text:span text:style-name="T3">RB</text:span></text:p>
          </draw:text-box>
        </draw:frame>
        <draw:frame draw:style-name="gr3" draw:layer="layout" svg:width="2.229cm" svg:height="0.962cm" svg:x="23.7cm" svg:y="8cm">
          <draw:text-box>
            <text:p>Type I</text:p>
          </draw:text-box>
        </draw:frame>
        <draw:frame draw:style-name="gr3" draw:layer="layout" svg:width="2.407cm" svg:height="0.962cm" svg:x="23.701cm" svg:y="10cm">
          <draw:text-box>
            <text:p>Type II</text:p>
          </draw:text-box>
        </draw:frame>
        <draw:frame draw:style-name="gr3" draw:layer="layout" svg:width="1.734cm" svg:height="0.962cm" svg:x="23.702cm" svg:y="4cm">
          <draw:text-box>
            <text:p>ALU</text:p>
          </draw:text-box>
        </draw:frame>
        <draw:custom-shape draw:style-name="gr6" draw:text-style-name="P1" draw:layer="layout" svg:width="16cm" svg:height="1cm" svg:x="7.002cm" svg:y="14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002cm" svg:y1="15cm" svg:x2="8.002cm" svg:y2="14cm">
          <text:p/>
        </draw:line>
        <draw:line draw:style-name="gr7" draw:text-style-name="P1" draw:layer="layout" svg:x1="9.002cm" svg:y1="15cm" svg:x2="9.002cm" svg:y2="14cm">
          <text:p/>
        </draw:line>
        <draw:frame draw:style-name="gr3" draw:text-style-name="P4" draw:layer="layout" svg:width="0.883cm" svg:height="0.611cm" svg:x="6.714cm" svg:y="13.5cm">
          <draw:text-box>
            <text:p text:style-name="P4"><text:span text:style-name="T2">31</text:span></text:p>
          </draw:text-box>
        </draw:frame>
        <draw:frame draw:style-name="gr8" draw:text-style-name="P5" draw:layer="layout" svg:width="1.137cm" svg:height="0.649cm" svg:x="6.914cm" svg:y="14.201cm">
          <draw:text-box>
            <text:p text:style-name="P5"><text:span text:style-name="T3">0 0</text:span></text:p>
          </draw:text-box>
        </draw:frame>
        <draw:frame draw:style-name="gr8" draw:text-style-name="P5" draw:layer="layout" svg:width="0.925cm" svg:height="0.649cm" svg:x="8.015cm" svg:y="14.202cm">
          <draw:text-box>
            <text:p text:style-name="P5"><text:span text:style-name="T3">OP</text:span></text:p>
          </draw:text-box>
        </draw:frame>
        <draw:frame draw:style-name="gr3" draw:text-style-name="P4" draw:layer="layout" svg:width="2.026cm" svg:height="0.611cm" svg:x="7.814cm" svg:y="13.501cm">
          <draw:text-box>
            <text:p text:style-name="P4"><text:span text:style-name="T2">29 28 27</text:span></text:p>
          </draw:text-box>
        </draw:frame>
        <draw:frame draw:style-name="gr8" draw:text-style-name="P5" draw:layer="layout" svg:width="1.772cm" svg:height="0.649cm" svg:x="14.316cm" svg:y="14.203cm">
          <draw:text-box>
            <text:p text:style-name="P5"><text:span text:style-name="T3">unused</text:span></text:p>
          </draw:text-box>
        </draw:frame>
        <draw:frame draw:style-name="gr3" draw:text-style-name="P4" draw:layer="layout" svg:width="2.598cm" svg:height="0.611cm" svg:x="20.716cm" svg:y="13.504cm">
          <draw:text-box>
            <text:p text:style-name="P4"><text:span text:style-name="T2">3 <text:s text:c="8"/>0</text:span></text:p>
          </draw:text-box>
        </draw:frame>
        <draw:line draw:style-name="gr7" draw:text-style-name="P1" draw:layer="layout" svg:x1="21.002cm" svg:y1="15cm" svg:x2="21.002cm" svg:y2="14cm">
          <text:p/>
        </draw:line>
        <draw:frame draw:style-name="gr8" draw:text-style-name="P5" draw:layer="layout" svg:width="0.714cm" svg:height="0.649cm" svg:x="21.617cm" svg:y="14.206cm">
          <draw:text-box>
            <text:p text:style-name="P5"><text:span text:style-name="T3">R</text:span></text:p>
          </draw:text-box>
        </draw:frame>
        <draw:frame draw:style-name="gr3" draw:layer="layout" svg:width="2.229cm" svg:height="0.962cm" svg:x="23.701cm" svg:y="14cm">
          <draw:text-box>
            <text:p>Type I</text:p>
          </draw:text-box>
        </draw:frame>
        <draw:frame draw:style-name="gr3" draw:layer="layout" svg:width="3.461cm" svg:height="0.962cm" svg:x="5.701cm" svg:y="6cm">
          <draw:text-box>
            <text:p>Immediate</text:p>
          </draw:text-box>
        </draw:frame>
        <draw:frame draw:style-name="gr3" draw:layer="layout" svg:width="5.044cm" svg:height="0.962cm" svg:x="5.702cm" svg:y="12cm">
          <draw:text-box>
            <text:p>Control Transfer</text:p>
          </draw:text-box>
        </draw:frame>
        <draw:custom-shape draw:style-name="gr6" draw:text-style-name="P1" draw:layer="layout" svg:width="16cm" svg:height="1cm" svg:x="7.002cm" svg:y="16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002cm" svg:y1="17cm" svg:x2="8.002cm" svg:y2="16cm">
          <text:p/>
        </draw:line>
        <draw:line draw:style-name="gr7" draw:text-style-name="P1" draw:layer="layout" svg:x1="9.002cm" svg:y1="17cm" svg:x2="9.002cm" svg:y2="16cm">
          <text:p/>
        </draw:line>
        <draw:frame draw:style-name="gr3" draw:text-style-name="P4" draw:layer="layout" svg:width="1.645cm" svg:height="0.611cm" svg:x="6.614cm" svg:y="15.5cm">
          <draw:text-box>
            <text:p text:style-name="P4"><text:span text:style-name="T2">31 <text:s/>30</text:span></text:p>
          </draw:text-box>
        </draw:frame>
        <draw:frame draw:style-name="gr8" draw:text-style-name="P5" draw:layer="layout" svg:width="1.137cm" svg:height="0.649cm" svg:x="6.914cm" svg:y="16.201cm">
          <draw:text-box>
            <text:p text:style-name="P5"><text:span text:style-name="T3">0 0</text:span></text:p>
          </draw:text-box>
        </draw:frame>
        <draw:frame draw:style-name="gr8" draw:text-style-name="P5" draw:layer="layout" svg:width="0.925cm" svg:height="0.649cm" svg:x="8.015cm" svg:y="16.202cm">
          <draw:text-box>
            <text:p text:style-name="P5"><text:span text:style-name="T3">OP</text:span></text:p>
          </draw:text-box>
        </draw:frame>
        <draw:frame draw:style-name="gr3" draw:text-style-name="P4" draw:layer="layout" svg:width="1.455cm" svg:height="0.611cm" svg:x="7.814cm" svg:y="15.501cm">
          <draw:text-box>
            <text:p text:style-name="P4"><text:span text:style-name="T2">29 28</text:span></text:p>
          </draw:text-box>
        </draw:frame>
        <draw:frame draw:style-name="gr8" draw:text-style-name="P5" draw:layer="layout" svg:width="1.772cm" svg:height="0.649cm" svg:x="13.316cm" svg:y="16.203cm">
          <draw:text-box>
            <text:p text:style-name="P5"><text:span text:style-name="T3">unused</text:span></text:p>
          </draw:text-box>
        </draw:frame>
        <draw:frame draw:style-name="gr3" draw:text-style-name="P4" draw:layer="layout" svg:width="2.598cm" svg:height="0.611cm" svg:x="20.716cm" svg:y="15.504cm">
          <draw:text-box>
            <text:p text:style-name="P4"><text:span text:style-name="T2">3 <text:s text:c="8"/>0</text:span></text:p>
          </draw:text-box>
        </draw:frame>
        <draw:line draw:style-name="gr7" draw:text-style-name="P1" draw:layer="layout" svg:x1="21.002cm" svg:y1="17cm" svg:x2="21.002cm" svg:y2="16cm">
          <text:p/>
        </draw:line>
        <draw:frame draw:style-name="gr8" draw:text-style-name="P5" draw:layer="layout" svg:width="0.714cm" svg:height="0.649cm" svg:x="21.617cm" svg:y="16.206cm">
          <draw:text-box>
            <text:p text:style-name="P5"><text:span text:style-name="T3">R</text:span></text:p>
          </draw:text-box>
        </draw:frame>
        <draw:frame draw:style-name="gr3" draw:layer="layout" svg:width="2.407cm" svg:height="0.962cm" svg:x="23.701cm" svg:y="16cm">
          <draw:text-box>
            <text:p>Type II</text:p>
          </draw:text-box>
        </draw:frame>
        <draw:line draw:style-name="gr7" draw:text-style-name="P1" draw:layer="layout" svg:x1="19.002cm" svg:y1="17cm" svg:x2="19.002cm" svg:y2="16cm">
          <text:p/>
        </draw:line>
        <draw:frame draw:style-name="gr8" draw:text-style-name="P5" draw:layer="layout" svg:width="1.772cm" svg:height="0.649cm" svg:x="19.117cm" svg:y="16.207cm">
          <draw:text-box>
            <text:p text:style-name="P5"><text:span text:style-name="T3">CFlags</text:span></text:p>
          </draw:text-box>
        </draw:frame>
        <draw:frame draw:style-name="gr3" draw:text-style-name="P4" draw:layer="layout" svg:width="2.407cm" svg:height="0.611cm" svg:x="18.716cm" svg:y="15.505cm">
          <draw:text-box>
            <text:p text:style-name="P4"><text:span text:style-name="T2">7 <text:s text:c="7"/>4</text:span></text:p>
          </draw:text-box>
        </draw:frame>
        <draw:frame draw:style-name="gr3" draw:text-style-name="P4" draw:layer="layout" svg:width="0.883cm" svg:height="0.611cm" svg:x="7.375cm" svg:y="13.501cm">
          <draw:text-box>
            <text:p text:style-name="P4"><text:span text:style-name="T2">30</text:span></text:p>
          </draw:text-box>
        </draw:frame>
        <draw:custom-shape draw:style-name="gr6" draw:text-style-name="P1" draw:layer="layout" svg:width="16cm" svg:height="1cm" svg:x="7.002cm" svg:y="18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002cm" svg:y1="19cm" svg:x2="8.002cm" svg:y2="18cm">
          <text:p/>
        </draw:line>
        <draw:line draw:style-name="gr7" draw:text-style-name="P1" draw:layer="layout" svg:x1="9.002cm" svg:y1="19cm" svg:x2="9.002cm" svg:y2="18cm">
          <text:p/>
        </draw:line>
        <draw:frame draw:style-name="gr3" draw:text-style-name="P4" draw:layer="layout" svg:width="1.645cm" svg:height="0.611cm" svg:x="6.614cm" svg:y="17.5cm">
          <draw:text-box>
            <text:p text:style-name="P4"><text:span text:style-name="T2">31 <text:s/>30</text:span></text:p>
          </draw:text-box>
        </draw:frame>
        <draw:frame draw:style-name="gr8" draw:text-style-name="P5" draw:layer="layout" svg:width="1.137cm" svg:height="0.649cm" svg:x="6.914cm" svg:y="18.201cm">
          <draw:text-box>
            <text:p text:style-name="P5"><text:span text:style-name="T3">0 0</text:span></text:p>
          </draw:text-box>
        </draw:frame>
        <draw:frame draw:style-name="gr8" draw:text-style-name="P5" draw:layer="layout" svg:width="0.925cm" svg:height="0.649cm" svg:x="8.015cm" svg:y="18.202cm">
          <draw:text-box>
            <text:p text:style-name="P5"><text:span text:style-name="T3">OP</text:span></text:p>
          </draw:text-box>
        </draw:frame>
        <draw:frame draw:style-name="gr3" draw:text-style-name="P4" draw:layer="layout" svg:width="1.836cm" svg:height="0.611cm" svg:x="7.814cm" svg:y="17.501cm">
          <draw:text-box>
            <text:p text:style-name="P4"><text:span text:style-name="T2">29 2827</text:span></text:p>
          </draw:text-box>
        </draw:frame>
        <draw:frame draw:style-name="gr8" draw:text-style-name="P5" draw:layer="layout" svg:width="3.889cm" svg:height="0.649cm" svg:x="13.316cm" svg:y="18.203cm">
          <draw:text-box>
            <text:p text:style-name="P5"><text:span text:style-name="T3">28-bit immediate</text:span></text:p>
          </draw:text-box>
        </draw:frame>
        <draw:frame draw:style-name="gr3" draw:text-style-name="P4" draw:layer="layout" svg:width="2.598cm" svg:height="0.611cm" svg:x="20.716cm" svg:y="17.504cm">
          <draw:text-box>
            <text:p text:style-name="P4"><text:span text:style-name="T2"><text:s text:c="10"/></text:span><text:span text:style-name="T2">0</text:span></text:p>
          </draw:text-box>
        </draw:frame>
        <draw:frame draw:style-name="gr3" draw:layer="layout" svg:width="2.585cm" svg:height="0.962cm" svg:x="23.701cm" svg:y="18cm">
          <draw:text-box>
            <text:p>Type III</text:p>
          </draw:text-box>
        </draw:frame>
      </draw:page>
      <draw:page draw:name="page3" draw:style-name="dp1" draw:master-page-name="Padrão">
        <draw:frame draw:style-name="gr9" draw:text-style-name="P1" draw:layer="layout" svg:width="21.154cm" svg:height="18.999cm" svg:x="17.2cm" svg:y="-2.3cm">
          <draw:image xlink:href="Pictures/10000201000017BC000015516C5F06AA.png" xlink:type="simple" xlink:show="embed" xlink:actuate="onLoad">
            <text:p/>
          </draw:image>
        </draw:frame>
        <draw:custom-shape draw:style-name="gr10" draw:text-style-name="P7" xml:id="id1" draw:id="id1" draw:layer="layout" svg:width="1.888cm" svg:height="0.6cm" svg:x="1.112cm" svg:y="4.1cm">
          <text:p text:style-name="P6"><text:span text:style-name="T4">PC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3cm" svg:height="0.3cm" draw:transform="rotate (-1.5707963267949) translate (1.418cm 4.25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2" draw:text-style-name="P1" draw:layer="layout" svg:x1="3cm" svg:y1="4.4cm" svg:x2="3.25cm" svg:y2="3.2cm" draw:start-shape="id1" draw:start-glue-point="1" draw:end-shape="id2" draw:end-glue-point="8" svg:d="m3000 4400h250v-1200" svg:viewBox="0 0 251 1201">
          <text:p/>
        </draw:connector>
        <draw:frame draw:style-name="gr3" draw:text-style-name="P8" xml:id="id3" draw:id="id3" draw:layer="layout" svg:width="0.697cm" svg:height="0.645cm" svg:x="0.8cm" svg:y="2.536cm">
          <draw:text-box>
            <text:p><text:span text:style-name="T5">1</text:span></text:p>
          </draw:text-box>
        </draw:frame>
        <draw:connector draw:style-name="gr12" draw:text-style-name="P1" draw:layer="layout" svg:x1="1.497cm" svg:y1="2.858cm" svg:x2="2.9cm" svg:y2="2.85cm" draw:start-shape="id3" draw:start-glue-point="1" draw:end-shape="id2" draw:end-glue-point="6" svg:d="m1497 2858h701v-8h702" svg:viewBox="0 0 1404 9">
          <text:p/>
        </draw:connector>
        <draw:custom-shape draw:style-name="gr13" draw:text-style-name="P1" xml:id="id2" draw:id="id2" draw:layer="layout" svg:width="0.7cm" svg:height="0.7cm" svg:x="2.9cm" svg:y="2.5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4" draw:text-style-name="P1" draw:layer="layout" svg:width="1.6cm" svg:height="0.6cm" draw:transform="rotate (1.5707963267949) translate (5.1cm 3.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rect draw:style-name="gr1" draw:text-style-name="P9" draw:layer="layout" svg:width="3.547cm" svg:height="6.1cm" svg:x="7.453cm" svg:y="6.5cm">
          <text:p text:style-name="P9"><text:span text:style-name="T1">Instruction</text:span></text:p>
          <text:p text:style-name="P9"><text:span text:style-name="T1">Fetch</text:span></text:p>
        </draw:rect>
        <draw:line draw:style-name="gr2" draw:text-style-name="P2" draw:layer="layout" svg:x1="5.453cm" svg:y1="7.5cm" svg:x2="7.453cm" svg:y2="7.5cm">
          <text:p/>
        </draw:line>
        <draw:frame draw:style-name="gr3" draw:text-style-name="P3" draw:layer="layout" svg:width="1.637cm" svg:height="0.806cm" svg:x="3.953cm" svg:y="7.064cm">
          <draw:text-box>
            <text:p><text:span text:style-name="T1">clock</text:span></text:p>
          </draw:text-box>
        </draw:frame>
        <draw:line draw:style-name="gr2" draw:text-style-name="P2" draw:layer="layout" svg:x1="5.453cm" svg:y1="8.5cm" svg:x2="7.453cm" svg:y2="8.5cm">
          <text:p/>
        </draw:line>
        <draw:frame draw:style-name="gr4" draw:text-style-name="P3" draw:layer="layout" svg:width="1.8cm" svg:height="0.806cm" svg:x="3.953cm" svg:y="8.064cm">
          <draw:text-box>
            <text:p><text:span text:style-name="T1">reset</text:span></text:p>
          </draw:text-box>
        </draw:frame>
        <draw:line draw:style-name="gr5" draw:text-style-name="P2" draw:layer="layout" svg:x1="5.453cm" svg:y1="9.5cm" svg:x2="7.453cm" svg:y2="9.5cm">
          <text:p/>
        </draw:line>
        <draw:frame draw:style-name="gr4" draw:text-style-name="P3" draw:layer="layout" svg:width="3.811cm" svg:height="0.806cm" svg:x="2.042cm" svg:y="9.064cm">
          <draw:text-box>
            <text:p><text:span text:style-name="T1">sram_data_io</text:span></text:p>
          </draw:text-box>
        </draw:frame>
        <draw:line draw:style-name="gr5" draw:text-style-name="P2" draw:layer="layout" svg:x1="13.005cm" svg:y1="7.5cm" svg:x2="11.005cm" svg:y2="7.5cm">
          <text:p/>
        </draw:line>
        <draw:frame draw:style-name="gr3" draw:text-style-name="P3" draw:layer="layout" svg:width="1.302cm" svg:height="0.806cm" svg:x="12.906cm" svg:y="7.064cm">
          <draw:text-box>
            <text:p><text:span text:style-name="T1">npc</text:span></text:p>
          </draw:text-box>
        </draw:frame>
        <draw:line draw:style-name="gr5" draw:text-style-name="P2" draw:layer="layout" svg:x1="13.005cm" svg:y1="9.5cm" svg:x2="11.005cm" svg:y2="9.5cm">
          <text:p/>
        </draw:line>
        <draw:frame draw:style-name="gr3" draw:text-style-name="P3" draw:layer="layout" svg:width="2.868cm" svg:height="0.806cm" svg:x="12.906cm" svg:y="9.064cm">
          <draw:text-box>
            <text:p><text:span text:style-name="T1">sram_addr</text:span></text:p>
          </draw:text-box>
        </draw:frame>
        <draw:line draw:style-name="gr5" draw:text-style-name="P2" draw:layer="layout" svg:x1="5.453cm" svg:y1="10.5cm" svg:x2="7.453cm" svg:y2="10.5cm">
          <text:p/>
        </draw:line>
        <draw:line draw:style-name="gr5" draw:text-style-name="P2" draw:layer="layout" svg:x1="13.005cm" svg:y1="8.5cm" svg:x2="11.005cm" svg:y2="8.5cm">
          <text:p/>
        </draw:line>
        <draw:frame draw:style-name="gr3" draw:text-style-name="P3" draw:layer="layout" svg:width="2.767cm" svg:height="0.806cm" svg:x="12.906cm" svg:y="8.064cm">
          <draw:text-box>
            <text:p><text:span text:style-name="T1">instruction</text:span></text:p>
          </draw:text-box>
        </draw:frame>
        <draw:line draw:style-name="gr2" draw:text-style-name="P2" draw:layer="layout" svg:x1="13.005cm" svg:y1="11.5cm" svg:x2="11.005cm" svg:y2="11.5cm">
          <text:p/>
        </draw:line>
        <draw:frame draw:style-name="gr3" draw:text-style-name="P3" draw:layer="layout" svg:width="2.979cm" svg:height="0.806cm" svg:x="12.906cm" svg:y="11.064cm">
          <draw:text-box>
            <text:p><text:span text:style-name="T1">sram_oe_n</text:span></text:p>
          </draw:text-box>
        </draw:frame>
        <draw:line draw:style-name="gr2" draw:text-style-name="P2" draw:layer="layout" svg:x1="13.005cm" svg:y1="10.5cm" svg:x2="11.005cm" svg:y2="10.5cm">
          <text:p/>
        </draw:line>
        <draw:frame draw:style-name="gr3" draw:text-style-name="P3" draw:layer="layout" svg:width="3.063cm" svg:height="0.806cm" svg:x="12.906cm" svg:y="10.064cm">
          <draw:text-box>
            <text:p><text:span text:style-name="T1">sram_we_n</text:span></text:p>
          </draw:text-box>
        </draw:frame>
        <draw:frame draw:style-name="gr4" draw:text-style-name="P3" draw:layer="layout" svg:width="3.811cm" svg:height="0.806cm" svg:x="2.743cm" svg:y="10.064cm">
          <draw:text-box>
            <text:p><text:span text:style-name="T1">branch_pc</text:span></text:p>
          </draw:text-box>
        </draw:frame>
        <draw:line draw:style-name="gr5" draw:text-style-name="P2" draw:layer="layout" svg:x1="5.453cm" svg:y1="11.5cm" svg:x2="7.453cm" svg:y2="11.5cm">
          <text:p/>
        </draw:line>
        <draw:frame draw:style-name="gr4" draw:text-style-name="P3" draw:layer="layout" svg:width="3.811cm" svg:height="0.806cm" svg:x="2.543cm" svg:y="11.064cm">
          <draw:text-box>
            <text:p><text:span text:style-name="T1">branch_re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head_20_3" draw:display-name="Arrowhead 3" svg:viewBox="0 0 836 110" svg:d="m0 0h278 278 280v36 36 38h-278-278-280v-36-36z"/>
    <draw:marker draw:name="Arrowhead_20_4" draw:display-name="Arrowhead 4" svg:viewBox="0 0 1013 1130" svg:d="m1009 1050-449-1008-22-30-29-12-34 12-21 26-449 1012-5 13v8l5 21 12 21 17 13 21 4h903l21-4 21-13 9-21 4-21v-8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ão Carlos Nunes Bittencourt</meta:initial-creator>
    <meta:creation-date>2014-04-28T20:50:08.786555140</meta:creation-date>
    <dc:date>2014-04-30T01:12:43.175754241</dc:date>
    <dc:creator>João Carlos Nunes Bittencourt</dc:creator>
    <meta:editing-duration>PT1H35M33S</meta:editing-duration>
    <meta:editing-cycles>5</meta:editing-cycles>
    <meta:generator>LibreOffice/4.1.4.2$Linux_X86_64 LibreOffice_project/410m0$Build-2</meta:generator>
    <meta:document-statistic meta:object-count="134"/>
  </office:meta>
</office:document-meta>
</file>